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21b2" officeooo:paragraph-rsid="000a21b2"/>
    </style:style>
    <style:style style:name="P2" style:family="paragraph" style:parent-style-name="Standard">
      <style:text-properties officeooo:rsid="000bc552" officeooo:paragraph-rsid="000bc552"/>
    </style:style>
    <style:style style:name="P3" style:family="paragraph" style:parent-style-name="Standard">
      <style:text-properties fo:font-weight="bold" officeooo:rsid="000a21b2" officeooo:paragraph-rsid="000a21b2" style:font-weight-asian="bold" style:font-weight-complex="bold"/>
    </style:style>
    <style:style style:name="P4" style:family="paragraph" style:parent-style-name="Standard">
      <style:text-properties fo:font-weight="bold" officeooo:rsid="000bc552" officeooo:paragraph-rsid="000bc552" style:font-weight-asian="bold" style:font-weight-complex="bold"/>
    </style:style>
    <style:style style:name="P5" style:family="paragraph" style:parent-style-name="Standard">
      <style:text-properties fo:font-weight="bold" officeooo:rsid="000c64d5" officeooo:paragraph-rsid="000c64d5" style:font-weight-asian="bold" style:font-weight-complex="bold"/>
    </style:style>
    <style:style style:name="P6" style:family="paragraph" style:parent-style-name="Standard">
      <style:text-properties fo:font-weight="normal" officeooo:rsid="000c64d5" officeooo:paragraph-rsid="000c64d5" style:font-weight-asian="normal" style:font-weight-complex="normal"/>
    </style:style>
    <style:style style:name="P7" style:family="paragraph" style:parent-style-name="Standard">
      <style:text-properties fo:font-weight="normal" officeooo:rsid="000d334e" officeooo:paragraph-rsid="000d334e" style:font-weight-asian="normal" style:font-weight-complex="normal"/>
    </style:style>
    <style:style style:name="T1" style:family="text">
      <style:text-properties officeooo:rsid="000bc552"/>
    </style:style>
    <style:style style:name="T2" style:family="text">
      <style:text-properties officeooo:rsid="000c64d5"/>
    </style:style>
    <style:style style:name="T3" style:family="text">
      <style:text-properties officeooo:rsid="000f203d"/>
    </style:style>
    <style:style style:name="T4" style:family="text">
      <style:text-properties officeooo:rsid="0010dc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 falta de confianza entre el contratista y el proveedor</text:p>
      <text:p text:style-name="P3">PMO Project M<text:span text:style-name="T4">a</text:span>nagement Office vs Contratistas Hostiles.</text:p>
      <text:p text:style-name="P1"/>
      <text:p text:style-name="P3">Relaciones 101</text:p>
      <text:p text:style-name="P1"><text:span text:style-name="T2">+</text:span>Una buena <text:span text:style-name="T1">relación entre el PMO y el contratista origina una buena adquisición de software. </text:span></text:p>
      <text:p text:style-name="P2">-La relación puede verse afecta por la desconfianza la cual puede llevar a destruir la relación. </text:p>
      <text:p text:style-name="P2"><text:span text:style-name="T2">=</text:span>Si se pierde la credibilidad estamos listos para la desilusión.</text:p>
      <text:p text:style-name="P2"/>
      <text:p text:style-name="P4">Los problemas de recién casados</text:p>
      <text:p text:style-name="P6">-La dificultad de un proyecto puede sobrestimar las expectativas y la planeación.</text:p>
      <text:p text:style-name="P6">-Las entregas realizadas pueden ser de poca importancia para el cliente.</text:p>
      <text:p text:style-name="P6">-El PMO se vuelve escéptico por que no se realizó la planeación del calendario para la gestión de riesgos y su desarrollo asociado.</text:p>
      <text:p text:style-name="P6">- EL gobierno quita la motivación para ser un socio sincero.</text:p>
      <text:p text:style-name="P6"/>
      <text:p text:style-name="P5">Dedos Apuntando</text:p>
      <text:p text:style-name="P7">El contratista fue atacado, no estaban teniendo los mejores ingenieros, <text:span text:style-name="T3">se tenia poca documentació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5T12:00:56.916553883</meta:creation-date>
    <dc:date>2016-02-15T15:33:40.454342384</dc:date>
    <meta:editing-duration>PT1M52S</meta:editing-duration>
    <meta:editing-cycles>1</meta:editing-cycles>
    <meta:document-statistic meta:table-count="0" meta:image-count="0" meta:object-count="0" meta:page-count="1" meta:paragraph-count="13" meta:word-count="138" meta:character-count="870" meta:non-whitespace-character-count="743"/>
    <meta:generator>LibreOffice/4.2.8.2$Linux_X86_64 LibreOffice_project/420m0$Build-2</meta:generator>
  </office:meta>
</office:document-meta>
</file>